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rsid="001ad2f3" officeooo:paragraph-rsid="001ad2f3" style:font-size-asian="15.75pt" style:font-size-complex="18pt"/>
    </style:style>
    <style:style style:name="P2" style:family="paragraph" style:parent-style-name="Standard">
      <style:text-properties fo:font-size="18pt" officeooo:rsid="0022c3e9" officeooo:paragraph-rsid="0022c3e9" style:font-size-asian="15.75pt" style:font-size-complex="18pt"/>
    </style:style>
    <style:style style:name="P3" style:family="paragraph" style:parent-style-name="Standard">
      <style:text-properties fo:font-size="18pt" officeooo:rsid="00239ea3" officeooo:paragraph-rsid="00239ea3" style:font-size-asian="15.75pt" style:font-size-complex="18pt"/>
    </style:style>
    <style:style style:name="P4" style:family="paragraph" style:parent-style-name="Standard">
      <style:text-properties fo:font-size="18pt" officeooo:rsid="00288726" officeooo:paragraph-rsid="00288726" style:font-size-asian="15.75pt" style:font-size-complex="18pt"/>
    </style:style>
    <style:style style:name="P5" style:family="paragraph" style:parent-style-name="Standard" style:list-style-name="List_20_1">
      <style:text-properties fo:font-size="18pt" officeooo:rsid="0018e6ef" officeooo:paragraph-rsid="0018e6ef" style:font-size-asian="15.75pt" style:font-size-complex="18pt"/>
    </style:style>
    <style:style style:name="P6" style:family="paragraph" style:parent-style-name="Standard" style:list-style-name="List_20_1">
      <style:text-properties fo:font-size="18pt" officeooo:rsid="001a51ed" officeooo:paragraph-rsid="001a51ed" style:font-size-asian="15.75pt" style:font-size-complex="18pt"/>
    </style:style>
    <style:style style:name="P7" style:family="paragraph" style:parent-style-name="Standard" style:list-style-name="List_20_1">
      <style:text-properties fo:font-size="18pt" officeooo:rsid="001ad2f3" officeooo:paragraph-rsid="001ad2f3" style:font-size-asian="15.75pt" style:font-size-complex="18pt"/>
    </style:style>
    <style:style style:name="P8" style:family="paragraph" style:parent-style-name="Standard" style:list-style-name="List_20_1">
      <style:text-properties fo:font-size="18pt" officeooo:rsid="001b4e09" officeooo:paragraph-rsid="001b4e09" style:font-size-asian="15.75pt" style:font-size-complex="18pt"/>
    </style:style>
    <style:style style:name="P9" style:family="paragraph" style:parent-style-name="Standard" style:list-style-name="List_20_1">
      <style:text-properties fo:font-size="18pt" officeooo:rsid="001ca6f0" officeooo:paragraph-rsid="001ca6f0" style:font-size-asian="15.75pt" style:font-size-complex="18pt"/>
    </style:style>
    <style:style style:name="P10" style:family="paragraph" style:parent-style-name="Standard" style:list-style-name="List_20_1">
      <style:text-properties fo:font-size="18pt" officeooo:rsid="001db8eb" officeooo:paragraph-rsid="001db8eb" style:font-size-asian="15.75pt" style:font-size-complex="18pt"/>
    </style:style>
    <style:style style:name="P11" style:family="paragraph" style:parent-style-name="Standard" style:list-style-name="List_20_1">
      <style:text-properties fo:font-size="18pt" officeooo:rsid="001e5b78" officeooo:paragraph-rsid="001e5b78" style:font-size-asian="15.75pt" style:font-size-complex="18pt"/>
    </style:style>
    <style:style style:name="P12" style:family="paragraph" style:parent-style-name="Standard" style:list-style-name="List_20_1">
      <style:text-properties fo:font-size="18pt" officeooo:rsid="001f8335" officeooo:paragraph-rsid="001f8335" style:font-size-asian="15.75pt" style:font-size-complex="18pt"/>
    </style:style>
    <style:style style:name="P13" style:family="paragraph" style:parent-style-name="Standard" style:list-style-name="List_20_1">
      <style:text-properties fo:font-size="18pt" officeooo:rsid="00214f13" officeooo:paragraph-rsid="00214f13" style:font-size-asian="15.75pt" style:font-size-complex="18pt"/>
    </style:style>
    <style:style style:name="P14" style:family="paragraph" style:parent-style-name="Standard" style:list-style-name="List_20_1">
      <style:text-properties fo:font-size="18pt" officeooo:rsid="0022887d" officeooo:paragraph-rsid="0022887d" style:font-size-asian="15.75pt" style:font-size-complex="18pt"/>
    </style:style>
    <style:style style:name="P15" style:family="paragraph" style:parent-style-name="Standard" style:list-style-name="List_20_1">
      <style:text-properties fo:font-size="18pt" officeooo:rsid="0022c3e9" officeooo:paragraph-rsid="0022c3e9" style:font-size-asian="15.75pt" style:font-size-complex="18pt"/>
    </style:style>
    <style:style style:name="P16" style:family="paragraph" style:parent-style-name="Standard" style:list-style-name="List_20_1">
      <style:text-properties fo:font-size="18pt" officeooo:rsid="00239ea3" officeooo:paragraph-rsid="00239ea3" style:font-size-asian="15.75pt" style:font-size-complex="18pt"/>
    </style:style>
    <style:style style:name="P17" style:family="paragraph" style:parent-style-name="Standard" style:list-style-name="List_20_1">
      <style:text-properties fo:font-size="18pt" officeooo:rsid="00288726" officeooo:paragraph-rsid="00288726" style:font-size-asian="15.75pt" style:font-size-complex="18pt"/>
    </style:style>
    <style:style style:name="P18" style:family="paragraph" style:parent-style-name="Standard" style:list-style-name="List_20_1">
      <style:text-properties fo:font-size="18pt" officeooo:rsid="002a5984" officeooo:paragraph-rsid="002a5984" style:font-size-asian="15.75pt" style:font-size-complex="18pt"/>
    </style:style>
    <style:style style:name="P19" style:family="paragraph" style:parent-style-name="Standard">
      <style:text-properties fo:font-size="18pt" officeooo:rsid="002a5984" officeooo:paragraph-rsid="002a5984" style:font-size-asian="15.75pt" style:font-size-complex="18pt"/>
    </style:style>
    <style:style style:name="P20" style:family="paragraph" style:parent-style-name="Standard">
      <style:text-properties fo:font-size="18pt" officeooo:rsid="002d53f0" officeooo:paragraph-rsid="002d53f0" style:font-size-asian="15.75pt" style:font-size-complex="18pt"/>
    </style:style>
    <style:style style:name="P21" style:family="paragraph" style:parent-style-name="Standard">
      <style:text-properties fo:font-size="18pt" officeooo:rsid="002d53f0" officeooo:paragraph-rsid="002df0fd" style:font-size-asian="15.75pt" style:font-size-complex="18pt"/>
    </style:style>
    <style:style style:name="P22" style:family="paragraph" style:parent-style-name="Standard">
      <style:text-properties fo:font-size="18pt" officeooo:rsid="002e8385" officeooo:paragraph-rsid="002e8385" style:font-size-asian="15.75pt" style:font-size-complex="18pt"/>
    </style:style>
    <style:style style:name="P23" style:family="paragraph" style:parent-style-name="Standard">
      <style:text-properties fo:font-size="18pt" officeooo:rsid="002f4269" officeooo:paragraph-rsid="002f4269" style:font-size-asian="15.75pt" style:font-size-complex="18pt"/>
    </style:style>
    <style:style style:name="P24" style:family="paragraph" style:parent-style-name="Standard">
      <style:text-properties fo:font-size="18pt" officeooo:rsid="00307ef4" officeooo:paragraph-rsid="00307ef4" style:font-size-asian="15.75pt" style:font-size-complex="18pt"/>
    </style:style>
    <style:style style:name="T1" style:family="text">
      <style:text-properties officeooo:rsid="00218cb5"/>
    </style:style>
    <style:style style:name="T2" style:family="text">
      <style:text-properties officeooo:rsid="00256975"/>
    </style:style>
    <style:style style:name="T3" style:family="text">
      <style:text-properties officeooo:rsid="00288726"/>
    </style:style>
    <style:style style:name="T4" style:family="text">
      <style:text-properties officeooo:rsid="00326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14015801" text:style-name="List_20_1">
        <text:list-item>
          <text:p text:style-name="P5">JSHELL</text:p>
        </text:list-item>
        <text:list-item>
          <text:p text:style-name="P5">System.out.println(“Hello World”); - command to print some information into the screen</text:p>
        </text:list-item>
        <text:list-item>
          <text:p text:style-name="P5">Output is printed on the next line.</text:p>
        </text:list-item>
        <text:list-item>
          <text:p text:style-name="P5">Java – write once run anywhere.</text:p>
        </text:list-item>
        <text:list-item>
          <text:p text:style-name="P5">Statement:</text:p>
        </text:list-item>
        <text:list-item>
          <text:p text:style-name="P5">It is a complete command to be executed.It is one or more expressions.</text:p>
        </text:list-item>
        <text:list-item>
          <text:p text:style-name="P6">Error1:</text:p>
        </text:list-item>
        <text:list-item>
          <text:p text:style-name="P6">System.out.println("Hello Surya);</text:p>
        </text:list-item>
        <text:list-item>
          <text:p text:style-name="P6">| <text:s/>Error:</text:p>
        </text:list-item>
        <text:list-item>
          <text:p text:style-name="P6">| <text:s/>unclosed string literal</text:p>
        </text:list-item>
        <text:list-item>
          <text:p text:style-name="P6">| <text:s/>System.out.println("Hello Surya);</text:p>
        </text:list-item>
        <text:list-item>
          <text:p text:style-name="P6">Error2:</text:p>
        </text:list-item>
        <text:list-item>
          <text:p text:style-name="P6"><text:s/>System.out.println('Hello Surya');</text:p>
        </text:list-item>
        <text:list-item>
          <text:p text:style-name="P6">| <text:s/>Error:</text:p>
        </text:list-item>
        <text:list-item>
          <text:p text:style-name="P6">| <text:s/>unclosed character literal</text:p>
        </text:list-item>
        <text:list-item>
          <text:p text:style-name="P6">| <text:s/>System.out.println('Hello Surya');</text:p>
        </text:list-item>
        <text:list-item>
          <text:p text:style-name="P7">Single quotes are used for character literals cannot be used for string literals.</text:p>
        </text:list-item>
        <text:list-item>
          <text:p text:style-name="P7">Exit from jshell</text:p>
        </text:list-item>
        <text:list-item>
          <text:p text:style-name="P7">jshell&gt; /exit</text:p>
        </text:list-item>
        <text:list-item>
          <text:p text:style-name="P7">| <text:s/>Goodbye</text:p>
        </text:list-item>
      </text:list>
      <text:p text:style-name="P1">--------------------------------------------------------------------------------</text:p>
      <text:list xml:id="list203242961393572" text:continue-numbering="true" text:style-name="List_20_1">
        <text:list-item>
          <text:p text:style-name="P8">VARIABLES</text:p>
        </text:list-item>
        <text:list-item>
          <text:p text:style-name="P9">Keyword is any one of the reserved word that have a predefined meaning in java.</text:p>
        </text:list-item>
        <text:list-item>
          <text:p text:style-name="P9">Java code is case-sensitive Int - wrong</text:p>
        </text:list-item>
        <text:list-item>
          <text:p text:style-name="P9">int – keyword in java</text:p>
        </text:list-item>
        <text:list-item>
          <text:p text:style-name="P9">java keywords - <text:a xlink:type="simple" xlink:href="https://docs.oracle.com/javase/specs/jls/se17/html/jls-3.html#jls-3.9" text:style-name="Internet_20_link" text:visited-style-name="Visited_20_Internet_20_Link">https://docs.oracle.com/javase/specs/jls/se17/html/jls-3.html#jls-3.9</text:a></text:p>
        </text:list-item>
        <text:list-item>
          <text:p text:style-name="P10">Variables are ways to store information in our computer.</text:p>
        </text:list-item>
        <text:list-item>
          <text:p text:style-name="P10">Variables can be accessed by the name given to them.</text:p>
        </text:list-item>
        <text:list-item>
          <text:p text:style-name="P10">Computer figure out where they stored in RAM.</text:p>
        </text:list-item>
        <text:list-item>
          <text:p text:style-name="P11"><text:soft-page-break/>Datatype:</text:p>
        </text:list-item>
        <text:list-item>
          <text:p text:style-name="P11">Type of data we define for our variables</text:p>
        </text:list-item>
        <text:list-item>
          <text:p text:style-name="P11">some datatypes are keywords in java</text:p>
        </text:list-item>
        <text:list-item>
          <text:p text:style-name="P11">int myFirstNumber = 15; ----&gt;declaration statement</text:p>
        </text:list-item>
        <text:list-item>
          <text:p text:style-name="P11">int – datatype</text:p>
        </text:list-item>
        <text:list-item>
          <text:p text:style-name="P11">myFirstNumber – variable name</text:p>
        </text:list-item>
        <text:list-item>
          <text:p text:style-name="P11">= - assingment operator</text:p>
        </text:list-item>
        <text:list-item>
          <text:p text:style-name="P11">15 value assigned to the variable</text:p>
        </text:list-item>
        <text:list-item>
          <text:p text:style-name="P11">; - end of the statement</text:p>
        </text:list-item>
        <text:list-item>
          <text:p text:style-name="P12">declaration statement</text:p>
        </text:list-item>
        <text:list-item>
          <text:p text:style-name="P12">includes datatype,variable name and a value assigned to the variable.</text:p>
        </text:list-item>
        <text:list-item>
          <text:p text:style-name="P12">Expression:</text:p>
        </text:list-item>
        <text:list-item>
          <text:p text:style-name="P12">Expression is a coding construct that evaluates to a single value.</text:p>
        </text:list-item>
        <text:list-item>
          <text:p text:style-name="P12">jshell&gt; int myFirstVariable = 15;</text:p>
        </text:list-item>
        <text:list-item>
          <text:p text:style-name="P12">myFirstVariable ==&gt; 15</text:p>
        </text:list-item>
        <text:list-item>
          <text:p text:style-name="P12"/>
        </text:list-item>
        <text:list-item>
          <text:p text:style-name="P12">jshell&gt; System.out.println(myFirstVariable)</text:p>
        </text:list-item>
        <text:list-item>
          <text:p text:style-name="P12">15</text:p>
        </text:list-item>
        <text:list-item>
          <text:p text:style-name="P13">String literal – text in double quotes</text:p>
        </text:list-item>
        <text:list-item>
          <text:p text:style-name="P13">A value must be assigned to a variable before you can use it.</text:p>
        </text:list-item>
        <text:list-item>
          <text:p text:style-name="P13">Changing value of the variable</text:p>
        </text:list-item>
        <text:list-item>
          <text:p text:style-name="P13">myFirstVariable = 10;</text:p>
        </text:list-item>
        <text:list-item>
          <text:p text:style-name="P13">jshell&gt; myFirstVariable = 1000;</text:p>
        </text:list-item>
        <text:list-item>
          <text:p text:style-name="P13">myFirstVariable ==&gt; 1000</text:p>
        </text:list-item>
        <text:list-item>
          <text:p text:style-name="P13"/>
        </text:list-item>
        <text:list-item>
          <text:p text:style-name="P13">jshell&gt; System.out.println(myFirstVariable);</text:p>
        </text:list-item>
        <text:list-item>
          <text:p text:style-name="P13">1000</text:p>
        </text:list-item>
        <text:list-item>
          <text:p text:style-name="P13">/<text:span text:style-name="T1">list – list all commands executed in jshell</text:span></text:p>
        </text:list-item>
        <text:list-item>
          <text:p text:style-name="P13">jshell&gt; /list</text:p>
        </text:list-item>
        <text:list-item>
          <text:p text:style-name="P13"><text:s text:c="3"/>1 : int myFirstVariable = 15;</text:p>
        </text:list-item>
        <text:list-item>
          <text:p text:style-name="P13"><text:s text:c="3"/>2 : System.out.println(myFirstVariable)</text:p>
        </text:list-item>
        <text:list-item>
          <text:p text:style-name="P13"><text:s text:c="3"/>3 : myFirstVariable = 1000;</text:p>
        </text:list-item>
        <text:list-item>
          <text:p text:style-name="P13"><text:s text:c="3"/>4 : System.out.println(myFirstVariable);</text:p>
        </text:list-item>
        <text:list-item>
          <text:p text:style-name="P14">myFirstNumber = 10 + 5;</text:p>
        </text:list-item>
        <text:list-item>
          <text:p text:style-name="P14"><text:soft-page-break/>myFirstNumber = 15 – Java calculated the mathematical expression on the right hand side.</text:p>
        </text:list-item>
        <text:list-item>
          <text:p text:style-name="P14">jshell&gt; int myFirstNumber = (10 + 5) + (10 * 20);</text:p>
        </text:list-item>
        <text:list-item>
          <text:p text:style-name="P14">myFirstNumber ==&gt; 215</text:p>
        </text:list-item>
        <text:list-item>
          <text:p text:style-name="P15">Operators:</text:p>
        </text:list-item>
        <text:list-item>
          <text:p text:style-name="P15">Operators performs operation on a variable or value.</text:p>
        </text:list-item>
        <text:list-item>
          <text:p text:style-name="P15">Addition,Subtraction,Multiplication,Division – common</text:p>
        </text:list-item>
      </text:list>
      <text:p text:style-name="P2">--------------------------------------------------------------------------------</text:p>
      <text:p text:style-name="P3">Expressions:</text:p>
      <text:list xml:id="list203242683539964" text:continue-numbering="true" text:style-name="List_20_1">
        <text:list-item>
          <text:p text:style-name="P16">Expression is a code segment that is to the right side of the equal sign in an assignment or declaration statement.</text:p>
        </text:list-item>
        <text:list-item>
          <text:p text:style-name="P16">/<text:span text:style-name="T2">var – list all variables declared in the jshell with datatype,variablename and its value.</text:span></text:p>
        </text:list-item>
        <text:list-item>
          <text:p text:style-name="P16">jshell&gt; int myFirstVariable = 15;</text:p>
        </text:list-item>
        <text:list-item>
          <text:p text:style-name="P16">myFirstVariable ==&gt; 15</text:p>
        </text:list-item>
        <text:list-item>
          <text:p text:style-name="P16"/>
        </text:list-item>
        <text:list-item>
          <text:p text:style-name="P16">jshell&gt; System.out.println(myFirstVariable)</text:p>
        </text:list-item>
        <text:list-item>
          <text:p text:style-name="P16">15</text:p>
        </text:list-item>
        <text:list-item>
          <text:p text:style-name="P16"/>
        </text:list-item>
        <text:list-item>
          <text:p text:style-name="P16">jshell&gt; myFirstVariable = 1000;</text:p>
        </text:list-item>
        <text:list-item>
          <text:p text:style-name="P16">myFirstVariable ==&gt; 1000</text:p>
        </text:list-item>
        <text:list-item>
          <text:p text:style-name="P16"/>
        </text:list-item>
        <text:list-item>
          <text:p text:style-name="P16">jshell&gt; System.out.println(myFirstVariable);</text:p>
        </text:list-item>
        <text:list-item>
          <text:p text:style-name="P16">1000</text:p>
        </text:list-item>
        <text:list-item>
          <text:p text:style-name="P16"/>
        </text:list-item>
        <text:list-item>
          <text:p text:style-name="P16">jshell&gt; /list</text:p>
        </text:list-item>
        <text:list-item>
          <text:p text:style-name="P16"/>
        </text:list-item>
        <text:list-item>
          <text:p text:style-name="P16"><text:s text:c="3"/>1 : int myFirstVariable = 15;</text:p>
        </text:list-item>
        <text:list-item>
          <text:p text:style-name="P16"><text:s text:c="3"/>2 : System.out.println(myFirstVariable)</text:p>
        </text:list-item>
        <text:list-item>
          <text:p text:style-name="P16"><text:s text:c="3"/>3 : myFirstVariable = 1000;</text:p>
        </text:list-item>
        <text:list-item>
          <text:p text:style-name="P16"><text:s text:c="3"/>4 : System.out.println(myFirstVariable);</text:p>
        </text:list-item>
        <text:list-item>
          <text:p text:style-name="P16"/>
        </text:list-item>
        <text:list-item>
          <text:p text:style-name="P16">jshell&gt; int myFirstNumber = (10 + 5) + (10 * 20);</text:p>
        </text:list-item>
        <text:list-item>
          <text:p text:style-name="P16">myFirstNumber ==&gt; 215</text:p>
        </text:list-item>
        <text:list-item>
          <text:p text:style-name="P16"/>
        </text:list-item>
        <text:list-item>
          <text:p text:style-name="P16"><text:soft-page-break/>jshell&gt; int myFirstNumber = (10 + 5) + (2 * 10);</text:p>
        </text:list-item>
        <text:list-item>
          <text:p text:style-name="P16">myFirstNumber ==&gt; 35</text:p>
        </text:list-item>
        <text:list-item>
          <text:p text:style-name="P16"/>
        </text:list-item>
        <text:list-item>
          <text:p text:style-name="P16">jshell&gt; int mySecondNumber = 12;</text:p>
        </text:list-item>
        <text:list-item>
          <text:p text:style-name="P16">mySecondNumber ==&gt; 12</text:p>
        </text:list-item>
        <text:list-item>
          <text:p text:style-name="P16"/>
        </text:list-item>
        <text:list-item>
          <text:p text:style-name="P16">jshell&gt; int myThirdNumber = 6;</text:p>
        </text:list-item>
        <text:list-item>
          <text:p text:style-name="P16">myThirdNumber ==&gt; 6</text:p>
        </text:list-item>
        <text:list-item>
          <text:p text:style-name="P16"/>
        </text:list-item>
        <text:list-item>
          <text:p text:style-name="P16">jshell&gt; /var – <text:span text:style-name="T3">used to identify mispelling in code</text:span></text:p>
        </text:list-item>
        <text:list-item>
          <text:p text:style-name="P16">| <text:s text:c="3"/>int myFirstVariable = 1000</text:p>
        </text:list-item>
        <text:list-item>
          <text:p text:style-name="P16">| <text:s text:c="3"/>int myFirstNumber = 35</text:p>
        </text:list-item>
        <text:list-item>
          <text:p text:style-name="P16">| <text:s text:c="3"/>int mySecondNumber = 12</text:p>
        </text:list-item>
        <text:list-item>
          <text:p text:style-name="P16">| <text:s text:c="3"/>int myThirdNumber = 6</text:p>
        </text:list-item>
        <text:list-item>
          <text:p text:style-name="P16"/>
        </text:list-item>
        <text:list-item>
          <text:p text:style-name="P16">jshell&gt; int myTotal = myFirstNumber + mySecondNumber + myThirdNumber;</text:p>
        </text:list-item>
        <text:list-item>
          <text:p text:style-name="P16">myTotal ==&gt; 53</text:p>
        </text:list-item>
        <text:list-item>
          <text:p text:style-name="P16"/>
        </text:list-item>
        <text:list-item>
          <text:p text:style-name="P16">jshell&gt; myThirdNumber = myFirstNumber * 2;</text:p>
        </text:list-item>
        <text:list-item>
          <text:p text:style-name="P16">myThirdNumber ==&gt; 70</text:p>
        </text:list-item>
        <text:list-item>
          <text:p text:style-name="P16"/>
        </text:list-item>
        <text:list-item>
          <text:p text:style-name="P16">jshell&gt; int myTotal = myFirstNumber + mySecondNumber + myThirdNumber;</text:p>
        </text:list-item>
        <text:list-item>
          <text:p text:style-name="P16">myTotal ==&gt; 117</text:p>
        </text:list-item>
        <text:list-item>
          <text:p text:style-name="P16"/>
        </text:list-item>
        <text:list-item>
          <text:p text:style-name="P16">jshell&gt; int myLastOne = 1000 - myTotal;</text:p>
        </text:list-item>
        <text:list-item>
          <text:p text:style-name="P16">myLastOne ==&gt; 883</text:p>
        </text:list-item>
        <text:list-item>
          <text:p text:style-name="P16"/>
        </text:list-item>
        <text:list-item>
          <text:p text:style-name="P16">jshell&gt; System.out.print(myLastOne)</text:p>
        </text:list-item>
        <text:list-item>
          <text:p text:style-name="P16">883</text:p>
        </text:list-item>
        <text:list-item>
          <text:p text:style-name="P16">jshell&gt; System.out.print(MyLastOne)</text:p>
        </text:list-item>
        <text:list-item>
          <text:p text:style-name="P16">| <text:s/>Error:</text:p>
        </text:list-item>
        <text:list-item>
          <text:p text:style-name="P16">| <text:s/>cannot find symbol</text:p>
        </text:list-item>
        <text:list-item>
          <text:p text:style-name="P16">| <text:s text:c="3"/>symbol: <text:s text:c="2"/>variable MyLastOne</text:p>
        </text:list-item>
        <text:list-item>
          <text:p text:style-name="P16"><text:soft-page-break/>| <text:s/>System.out.print(MyLastOne)</text:p>
        </text:list-item>
        <text:list-item>
          <text:p text:style-name="P16">| <text:s text:c="18"/>^-------^</text:p>
        </text:list-item>
        <text:list-item>
          <text:p text:style-name="P17">Java code is case sensitive-keywords,syntax,variable name,datatype.</text:p>
        </text:list-item>
        <text:list-item>
          <text:p text:style-name="P17">Keywords need to be in lowercase.</text:p>
        </text:list-item>
        <text:list-item>
          <text:p text:style-name="P17">Case matters in java code.</text:p>
        </text:list-item>
      </text:list>
      <text:p text:style-name="P4">--------------------------------------------------------------------------------</text:p>
      <text:p text:style-name="P4">PRIMITIVE TYPES:</text:p>
      <text:p text:style-name="P4"/>
      <text:list xml:id="list203241765871588" text:continue-numbering="true" text:style-name="List_20_1">
        <text:list-item>
          <text:p text:style-name="P17">primitive types are the most basic datatypes.</text:p>
        </text:list-item>
        <text:list-item>
          <text:p text:style-name="P17">Whole number – byte,short,int,long.</text:p>
        </text:list-item>
        <text:list-item>
          <text:p text:style-name="P17">Real number(floating point or decimal) – float,double.</text:p>
        </text:list-item>
        <text:list-item>
          <text:p text:style-name="P17">Single character – char</text:p>
        </text:list-item>
        <text:list-item>
          <text:p text:style-name="P17">Boolean value – boolean</text:p>
        </text:list-item>
        <text:list-item>
          <text:p text:style-name="P18">these are the building blocks of data manipulation.</text:p>
        </text:list-item>
      </text:list>
      <text:p text:style-name="P19"/>
      <text:p text:style-name="P20">Integer – integer is a whole number , meaning it doesn’t contain a fractional element or a decimal.</text:p>
      <text:p text:style-name="P20"/>
      <text:p text:style-name="P20">There is a defined minimum and maximum value, for each numeric data type, meaning you can’t assign a number bigger or smaller(outside of that range).</text:p>
      <text:p text:style-name="P20"/>
      <text:p text:style-name="P20"/>
      <text:p text:style-name="P20">jshell&gt; int myMinIntValue = Integer.MIN_VALUE;</text:p>
      <text:p text:style-name="P20">myMinIntValue ==&gt; -2147483648</text:p>
      <text:p text:style-name="P20"/>
      <text:p text:style-name="P20">jshell&gt; int myMaxIntValue = Integer.MAX_VALUE;</text:p>
      <text:p text:style-name="P20">myMaxIntValue ==&gt; 2147483647</text:p>
      <text:p text:style-name="P20"/>
      <text:p text:style-name="P21">jshell&gt; System.out.print("Integer Minimum Value =" + myMinIntValue) ;</text:p>
      <text:p text:style-name="P21">Integer Minimum Value =-2147483648<text:line-break/></text:p>
      <text:p text:style-name="P22">Using the + Sing in System.out.print</text:p>
      <text:p text:style-name="P22"><text:soft-page-break/>The plus sign,When used in System.out.print will print different data types together as a single line of text.</text:p>
      <text:p text:style-name="P22"/>
      <text:p text:style-name="P22">Whatever follows the plus sign in System.out.print here, is converted to a String by java and concatenated to the String before it.</text:p>
      <text:p text:style-name="P22"/>
      <text:p text:style-name="P22">jshell&gt; System.out.print("Integer Minimum value = " + Integer.MIN_VALUE);</text:p>
      <text:p text:style-name="P22">Integer Minimum value = -2147483648</text:p>
      <text:p text:style-name="P22">jshell&gt; System.out.print("Integer Value Range (" + Integer.MIN_VALUE + " to</text:p>
      <text:p text:style-name="P22"><text:s/>" + Integer.MAX_VALUE + ")" );</text:p>
      <text:p text:style-name="P22">Integer Value Range (-2147483648 to 2147483647)</text:p>
      <text:p text:style-name="P21"/>
      <text:p text:style-name="P21"/>
      <text:p text:style-name="P23">Classes:</text:p>
      <text:p text:style-name="P23"/>
      <text:p text:style-name="P23">A class is a building block for object-oriented programming, and allows us to build custom data types.</text:p>
      <text:p text:style-name="P23"/>
      <text:p text:style-name="P24">Wrapper Classes:</text:p>
      <text:p text:style-name="P24"/>
      <text:p text:style-name="P24">A wrapper class provides simple operations,as well as some basic information about the primitive data type, which cannot be stored on the primitive itself.</text:p>
      <text:p text:style-name="P24"/>
      <text:p text:style-name="P24"><text:s/>Byte Short Character Integer Long Float Double Boolean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20:32:27.044271982</dc:date>
    <meta:editing-duration>PT3H5M6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6" meta:paragraph-count="162" meta:word-count="925" meta:character-count="5835" meta:non-whitespace-character-count="5105"/>
  </office:meta>
</office:document-meta>
</file>